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9" style:family="table-cell" style:parent-style-name="Default" style:data-style-name="N0">
      <style:table-cell-properties fo:border-top="none" fo:border-bottom="thin double #000000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double #000000" fo:border-left="none" fo:border-right="thin solid 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double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6388888888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50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style-name="ro1">
          <table:table-cell table:number-columns-spanned="1" table:number-rows-spanned="9" table:style-name="ce16"/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4">
            <text:p>9</text:p>
          </table:table-cell>
          <table:table-cell table:number-columns-spanned="1" table:number-rows-spanned="9" table:style-name="ce14"/>
          <table:table-cell table:number-columns-repeated="16373"/>
        </table:table-row>
        <table:table-row table:style-name="ro1">
          <table:covered-table-cell/>
          <table:table-cell office:value-type="float" office:value="10" table:style-name="ce5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7">
            <text:p>18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9" table:style-name="ce5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7">
            <text:p>27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28" table:style-name="ce5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7">
            <text:p>36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37" table:style-name="ce5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7">
            <text:p>45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46" table:style-name="ce5">
            <text:p>46</text:p>
          </table:table-cell>
          <table:table-cell office:value-type="float" office:value="47" table:style-name="ce6">
            <text:p>47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7">
            <text:p>54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55" table:style-name="ce2">
            <text:p>55</text:p>
          </table:table-cell>
          <table:table-cell office:value-type="float" office:value="56" table:style-name="ce3">
            <text:p>56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float" office:value="59" table:style-name="ce3">
            <text:p>59</text:p>
          </table:table-cell>
          <table:table-cell office:value-type="float" office:value="60" table:style-name="ce3">
            <text:p>60</text:p>
          </table:table-cell>
          <table:table-cell office:value-type="float" office:value="61" table:style-name="ce3">
            <text:p>61</text:p>
          </table:table-cell>
          <table:table-cell office:value-type="float" office:value="62" table:style-name="ce3">
            <text:p>62</text:p>
          </table:table-cell>
          <table:table-cell office:value-type="float" office:value="63" table:style-name="ce4">
            <text:p>63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64" table:style-name="ce5">
            <text:p>64</text:p>
          </table:table-cell>
          <table:table-cell office:value-type="float" office:value="65" table:style-name="ce6">
            <text:p>65</text:p>
          </table:table-cell>
          <table:table-cell office:value-type="float" office:value="66" table:style-name="ce6">
            <text:p>66</text:p>
          </table:table-cell>
          <table:table-cell office:value-type="float" office:value="67" table:style-name="ce6">
            <text:p>67</text:p>
          </table:table-cell>
          <table:table-cell office:value-type="float" office:value="68" table:style-name="ce6">
            <text:p>68</text:p>
          </table:table-cell>
          <table:table-cell office:value-type="float" office:value="69" table:style-name="ce6">
            <text:p>69</text:p>
          </table:table-cell>
          <table:table-cell office:value-type="float" office:value="70" table:style-name="ce6">
            <text:p>70</text:p>
          </table:table-cell>
          <table:table-cell office:value-type="float" office:value="71" table:style-name="ce6">
            <text:p>71</text:p>
          </table:table-cell>
          <table:table-cell office:value-type="float" office:value="72" table:style-name="ce7">
            <text:p>72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73" table:style-name="ce9">
            <text:p>73</text:p>
          </table:table-cell>
          <table:table-cell office:value-type="float" office:value="74" table:style-name="ce8">
            <text:p>74</text:p>
          </table:table-cell>
          <table:table-cell office:value-type="float" office:value="75" table:style-name="ce8">
            <text:p>75</text:p>
          </table:table-cell>
          <table:table-cell office:value-type="float" office:value="76" table:style-name="ce8">
            <text:p>76</text:p>
          </table:table-cell>
          <table:table-cell office:value-type="float" office:value="77" table:style-name="ce8">
            <text:p>77</text:p>
          </table:table-cell>
          <table:table-cell office:value-type="float" office:value="78" table:style-name="ce8">
            <text:p>78</text:p>
          </table:table-cell>
          <table:table-cell office:value-type="float" office:value="79" table:style-name="ce8">
            <text:p>79</text:p>
          </table:table-cell>
          <table:table-cell office:value-type="float" office:value="80" table:style-name="ce8">
            <text:p>80</text:p>
          </table:table-cell>
          <table:table-cell office:value-type="float" office:value="81" table:style-name="ce10">
            <text:p>81</text:p>
          </table:table-cell>
          <table:covered-table-cell/>
          <table:table-cell table:number-columns-repeated="16373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Served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float" office:value="2" table:number-columns-spanned="11" table:number-rows-spanned="1" table:style-name="ce11">
            <text:p>2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0" table:number-columns-spanned="1" table:number-rows-spanned="9" table:style-name="ce1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number-columns-spanned="1" table:number-rows-spanned="9" table:style-name="ce1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7">
            <text:p>2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number-columns-spanned="11" table:number-rows-spanned="1" table:style-name="ce12">
            <text:p>2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Defense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float" office:value="0" table:number-columns-spanned="11" table:number-rows-spanned="1" table:style-name="ce11">
            <text:p>0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0" table:number-columns-spanned="1" table:number-rows-spanned="9" table:style-name="ce1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number-columns-spanned="1" table:number-rows-spanned="9" table:style-name="ce14">
            <text:p>0</text:p>
          </table:table-cell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4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9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0">
            <text:p>1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0" table:number-columns-spanned="11" table:number-rows-spanned="1" table:style-name="ce12">
            <text:p>0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Pass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float" office:value="3" table:number-columns-spanned="11" table:number-rows-spanned="1" table:style-name="ce11">
            <text:p>3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6" table:number-columns-spanned="1" table:number-rows-spanned="9" table:style-name="ce16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number-columns-spanned="1" table:number-rows-spanned="9" table:style-name="ce14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0" table:style-name="ce6">
            <text:p>10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2" table:style-name="ce9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4" table:style-name="ce8">
            <text:p>14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1" table:number-columns-spanned="11" table:number-rows-spanned="1" table:style-name="ce12">
            <text:p>1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Spike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float" office:value="0" table:number-columns-spanned="11" table:number-rows-spanned="1" table:style-name="ce11">
            <text:p>0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0" table:number-columns-spanned="1" table:number-rows-spanned="9" table:style-name="ce1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number-columns-spanned="1" table:number-rows-spanned="9" table:style-name="ce14">
            <text:p>5</text:p>
          </table:table-cell>
          <table:table-cell table:number-columns-repeated="16373"/>
        </table:table-row>
        <table:table-row table:number-rows-repeated="2"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2" table:style-name="ce2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1" table:style-name="ce9">
            <text:p>11</text:p>
          </table:table-cell>
          <table:table-cell office:value-type="float" office:value="16" table:style-name="ce8">
            <text:p>16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24" table:style-name="ce10">
            <text:p>24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0" table:number-columns-spanned="11" table:number-rows-spanned="1" table:style-name="ce12">
            <text:p>0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Player_6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float" office:value="0" table:number-columns-spanned="11" table:number-rows-spanned="1" table:style-name="ce11">
            <text:p>0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1" table:number-columns-spanned="1" table:number-rows-spanned="9" table:style-name="ce16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number-columns-spanned="1" table:number-rows-spanned="9" table:style-name="ce1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9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0" table:number-columns-spanned="11" table:number-rows-spanned="1" table:style-name="ce12">
            <text:p>0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Spiked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float" office:value="2" table:number-columns-spanned="11" table:number-rows-spanned="1" table:style-name="ce11">
            <text:p>2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float" office:value="2" table:number-columns-spanned="1" table:number-rows-spanned="9" table:style-name="ce16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number-columns-spanned="1" table:number-rows-spanned="9" table:style-name="ce14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1" table:style-name="ce5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7">
            <text:p>4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5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covered-table-cell/>
          <table:table-cell table:number-columns-repeated="16373"/>
        </table:table-row>
        <table:table-row table:style-name="ro1">
          <table:covered-table-cell/>
          <table:table-cell office:value-type="float" office:value="0" table:style-name="ce9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0">
            <text:p>0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0" table:number-columns-spanned="11" table:number-rows-spanned="1" table:style-name="ce12">
            <text:p>0</text:p>
          </table:table-cell>
          <table:covered-table-cell table:number-columns-repeated="10"/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15" table:style-name="ro1">
          <table:table-cell table:number-columns-repeated="16384"/>
        </table:table-row>
        <table:table-row table:number-rows-repeated="1048445" table:style-name="ro2">
          <table:table-cell table:number-columns-repeated="16384"/>
        </table:table-row>
      </table:table>
      <table:table table:name="Blad8" table:style-name="ta1">
        <table:table-column table:style-name="co2" table:number-columns-repeated="16384" table:default-cell-style-name="ce1"/>
        <table:table-row table:style-name="ro2">
          <table:table-cell office:value-type="string" table:style-name="ce1">
            <text:p>Player</text:p>
          </table:table-cell>
          <table:table-cell office:value-type="string" table:style-name="ce1">
            <text:p>Served</text:p>
          </table:table-cell>
          <table:table-cell office:value-type="string" table:style-name="ce1">
            <text:p>Defens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Spike</text:p>
          </table:table-cell>
          <table:table-cell office:value-type="string" table:style-name="ce1">
            <text:p>Spiked</text:p>
          </table:table-cell>
          <table:table-cell/>
          <table:table-cell table:style-name="ce1">
            <draw:frame draw:z-index="1" draw:id="id0" draw:style-name="a0" draw:name="Grafiek 1" svg:x="0.02431in" svg:y="0.1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0"/>
          <table:table-cell table:style-name="ce1">
            <draw:frame draw:z-index="2" draw:id="id1" draw:style-name="a1" draw:name="Grafiek 4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1">
            <draw:frame draw:z-index="3" draw:id="id2" draw:style-name="a2" draw:name="Grafiek 5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4" draw:id="id3" draw:style-name="a3" draw:name="Grafiek 6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1">
            <draw:frame draw:z-index="5" draw:id="id4" draw:style-name="a4" draw:name="Grafiek 7" svg:x="0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6" draw:id="id5" draw:style-name="a5" draw:name="Grafiek 8" svg:x="0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obin</meta:initial-creator>
    <dc:creator>Robin</dc:creator>
    <meta:creation-date>2022-05-17T07:50:47Z</meta:creation-date>
    <dc:date>2022-05-17T08:39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Serves per Player</text:p>
        </chart:title>
        <chart:plot-area chart:style-name="Plt0">
          <chart:axis chart:dimension="x" chart:name="primary-x" chart:style-name="Axs0">
            <chart:categories table:cell-range-address="Blad8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Blad8.$B$2:.$B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Defenses per Player</text:p>
        </chart:title>
        <chart:plot-area chart:style-name="Plt0">
          <chart:axis chart:dimension="x" chart:name="primary-x" chart:style-name="Axs0">
            <chart:categories table:cell-range-address="Blad8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Blad8.$C$2:.$C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Passes per Player</text:p>
        </chart:title>
        <chart:plot-area chart:style-name="Plt0">
          <chart:axis chart:dimension="x" chart:name="primary-x" chart:style-name="Axs0">
            <chart:categories table:cell-range-address="Blad8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Blad8.$D$2:.$D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Spikes per Player</text:p>
        </chart:title>
        <chart:plot-area chart:style-name="Plt0">
          <chart:axis chart:dimension="x" chart:name="primary-x" chart:style-name="Axs0">
            <chart:categories table:cell-range-address="Blad8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Blad8.$E$2:.$E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Spiked Balls per Player</text:p>
        </chart:title>
        <chart:plot-area chart:style-name="Plt0">
          <chart:axis chart:dimension="x" chart:name="primary-x" chart:style-name="Axs0">
            <chart:categories table:cell-range-address="Blad8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Blad8.$F$2:.$F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Contacts per Type for Player 6</text:p>
        </chart:title>
        <chart:plot-area chart:style-name="Plt0">
          <chart:axis chart:dimension="x" chart:name="primary-x" chart:style-name="Axs0">
            <chart:categories table:cell-range-address="Blad8.$B$1:.$F$1"/>
          </chart:axis>
          <chart:axis chart:dimension="y" chart:name="primary-y" chart:style-name="Axs1">
            <chart:grid chart:class="major" chart:style-name="GMa1"/>
          </chart:axis>
          <chart:series chart:values-cell-range-address="Blad8.$B$5:.$F$5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